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94300002C7214B5D173.svm"/>
  <manifest:file-entry manifest:media-type="" manifest:full-path="Pictures/200000070000394300002C72A4513CD3.svm"/>
  <manifest:file-entry manifest:media-type="image/png" manifest:full-path="Pictures/100000000000007C0000001D4201804B.png"/>
  <manifest:file-entry manifest:media-type="" manifest:full-path="Pictures/200000070000394300002C722D6A00F7.svm"/>
  <manifest:file-entry manifest:media-type="" manifest:full-path="Pictures/200000070000394300002C7286C83885.svm"/>
  <manifest:file-entry manifest:media-type="" manifest:full-path="Pictures/200000070000394300002C7207BA0BF1.svm"/>
  <manifest:file-entry manifest:media-type="" manifest:full-path="Pictures/200000070000394300002C720119544A.svm"/>
  <manifest:file-entry manifest:media-type="" manifest:full-path="Pictures/200000070000394300002C72050FAC78.svm"/>
  <manifest:file-entry manifest:media-type="" manifest:full-path="Pictures/200000070000394300002C72618EF9A8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style:text-autospace="none"/>
      <style:text-properties fo:color="#0000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ourier New" fo:font-size="8pt" style:font-name-asian="ArialMT" style:font-size-asian="8pt" style:font-name-complex="ArialMT" style:font-size-complex="8pt"/>
    </style:style>
    <style:style style:name="P6" style:family="paragraph" style:parent-style-name="Standard">
      <style:paragraph-properties style:text-autospace="none"/>
      <style:text-properties fo:color="#000000" style:font-name="Courier New" fo:font-size="8pt" fo:background-color="#aecf00" style:font-name-asian="ArialMT" style:font-size-asian="8pt" style:font-name-complex="ArialMT" style:font-size-complex="8pt"/>
    </style:style>
    <style:style style:name="P7" style:family="paragraph" style:parent-style-name="Standard">
      <style:paragraph-properties fo:text-align="start" style:justify-single-word="false" style:text-autospace="none"/>
      <style:text-properties fo:color="#9a9a9a" style:font-name="ArialMT" fo:font-size="8pt" style:font-name-asian="ArialMT" style:font-size-asian="8pt" style:font-name-complex="ArialMT" style:font-size-complex="8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9a9a9a" style:font-name="ArialMT" fo:font-size="8pt" style:font-name-asian="ArialMT" style:font-size-asian="8pt" style:font-name-complex="ArialMT" style:font-size-complex="8pt"/>
    </style:style>
    <style:style style:name="P10" style:family="paragraph" style:parent-style-name="Standard">
      <style:paragraph-properties fo:text-align="start" style:justify-single-word="false" style:text-autospace="non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wnloading and installing the free open-source database postgreSQL for deltaMasses</text:p>
      <text:p text:style-name="Standard"/>
      <text:p text:style-name="Standard">Time needed : approx. 10 minutes.</text:p>
      <text:p text:style-name="Standard"/>
      <text:p text:style-name="Standard">You might want to contact your system administrator for assistance.</text:p>
      <text:p text:style-name="Standard"/>
      <text:p text:style-name="Standard">Open <text:a xlink:type="simple" xlink:href="http://www.postgresql.org/download/windows/">http://www.postgresql.org/download/windows/</text:a> <text:s/>and click „download“ </text:p>
      <text:p text:style-name="Standard">which takes you to </text:p>
      <text:p text:style-name="Standard"><text:a xlink:type="simple" xlink:href="http://www.enterprisedb.com/products-services-training/pgdownload#windows" office:name="http://www.enterprisedb.com/products-services-training/pgdownload#windows">http://www.enterprisedb.com/products-services-training/pgdownload#windows</text:a></text:p>
      <text:p text:style-name="Standard">Assuming you have a Windows 64 bit machine (which you must have for deltaMasses), download version 9.2.2 (or better) for Win X86-64. Size 50.9 Mbyte.</text:p>
      <text:p text:style-name="Standard"/>
      <text:p text:style-name="Standard"/>
      <text:p text:style-name="Standard"/>
      <text:p text:style-name="Standard">You will get the file postgresql-9.2.2-1.windows-x64.exe. Start installing.</text:p>
      <text:p text:style-name="Standard"><draw:frame draw:style-name="fr1" draw:name="graphics1" text:anchor-type="paragraph" svg:x="0.086cm" svg:y="0.54cm" svg:width="3.281cm" svg:height="0.767cm" draw:z-index="0"><draw:image xlink:href="Pictures/100000000000007C0000001D4201804B.png" xlink:type="simple" xlink:show="embed" xlink:actuate="onLoad"/></draw:frame></text:p>
      <text:p text:style-name="Standard"/>
      <text:p text:style-name="Standard"><draw:frame draw:style-name="fr1" draw:name="graphics2" text:anchor-type="paragraph" svg:x="0.039cm" svg:y="0cm" svg:width="7.98cm" svg:height="6.17cm" draw:z-index="1"><draw:image xlink:href="Pictures/200000070000394300002C72618EF9A8.svm" xlink:type="simple" xlink:show="embed" xlink:actuate="onLoad"/></draw:frame>-&gt;Next</text:p>
      <text:p text:style-name="Standard"/>
      <text:p text:style-name="Standard"><draw:frame draw:style-name="fr1" draw:name="graphics3" text:anchor-type="paragraph" svg:x="0.012cm" svg:y="0cm" svg:width="7.98cm" svg:height="6.181cm" draw:z-index="2"><draw:image xlink:href="Pictures/200000070000394300002C7214B5D173.svm" xlink:type="simple" xlink:show="embed" xlink:actuate="onLoad"/></draw:frame>-&gt; your choice. The default suggested by the program is typically OK. If you have a SSD , you might want to put it there for speed reasons.</text:p>
      <text:p text:style-name="Standard">-&gt; Next</text:p>
      <text:p text:style-name="Standard"><draw:frame draw:style-name="fr1" draw:name="graphics4" text:anchor-type="paragraph" svg:x="0.065cm" svg:y="0cm" svg:width="7.98cm" svg:height="6.181cm" draw:z-index="3"><draw:image xlink:href="Pictures/200000070000394300002C720119544A.svm" xlink:type="simple" xlink:show="embed" xlink:actuate="onLoad"/></draw:frame><text:soft-page-break/>Where the data is stored. (For those who have an SSD drive: put it there, runs faster). Most users: leave it as suggested.</text:p>
      <text:p text:style-name="Standard">-&gt; Next</text:p>
      <text:p text:style-name="Standard"><draw:frame draw:style-name="fr1" draw:name="graphics5" text:anchor-type="paragraph" svg:x="0.065cm" svg:y="0.302cm" svg:width="7.98cm" svg:height="6.181cm" draw:z-index="4"><draw:image xlink:href="Pictures/200000070000394300002C722D6A00F7.svm" xlink:type="simple" xlink:show="embed" xlink:actuate="onLoad"/></draw:frame></text:p>
      <text:p text:style-name="Standard">Enter your database password of choice ( PLEASE REMEMBER THIS PASSWORD ) The username is postgres. We refer to this password below by DB_PASSWORD . Do not use a password you use elsewhere. Our default password ist 4.3.jjMM</text:p>
      <text:p text:style-name="Standard">-&gt; Next</text:p>
      <text:p text:style-name="Standard"><draw:frame draw:style-name="fr1" draw:name="graphics6" text:anchor-type="paragraph" svg:x="0.111cm" svg:y="0.185cm" svg:width="7.98cm" svg:height="6.181cm" draw:z-index="5"><draw:image xlink:href="Pictures/200000070000394300002C7286C83885.svm" xlink:type="simple" xlink:show="embed" xlink:actuate="onLoad"/></draw:frame>Port configuration. You will typically leave it as suggested. PLEASE REMEMBER YOUR PORT NUMBER. In most cases you will get the 5432.</text:p>
      <text:p text:style-name="Standard">-&gt; Next</text:p>
      <text:p text:style-name="Standard"><draw:frame draw:style-name="fr1" draw:name="graphics7" text:anchor-type="paragraph" svg:x="0.085cm" svg:y="0cm" svg:width="7.98cm" svg:height="6.181cm" draw:z-index="6"><draw:image xlink:href="Pictures/200000070000394300002C72050FAC78.svm" xlink:type="simple" xlink:show="embed" xlink:actuate="onLoad"/></draw:frame><text:soft-page-break/>Set the Locale of the databse to „C“. <text:s/>-&gt; Next</text:p>
      <text:p text:style-name="Standard"><draw:frame draw:style-name="fr1" draw:name="graphics8" text:anchor-type="paragraph" svg:x="0.083cm" svg:y="0cm" svg:width="7.98cm" svg:height="6.181cm" draw:z-index="7"><draw:image xlink:href="Pictures/200000070000394300002C7207BA0BF1.svm" xlink:type="simple" xlink:show="embed" xlink:actuate="onLoad"/></draw:frame>-&gt; Next</text:p>
      <text:p text:style-name="Standard">The installation will run a couple of minutes. On our system it takes about 3 minutes.</text:p>
      <text:p text:style-name="Standard"><draw:frame draw:style-name="fr1" draw:name="graphics9" text:anchor-type="paragraph" svg:x="0.118cm" svg:y="0.212cm" svg:width="7.98cm" svg:height="6.181cm" draw:z-index="8"><draw:image xlink:href="Pictures/200000070000394300002C72A4513CD3.svm" xlink:type="simple" xlink:show="embed" xlink:actuate="onLoad"/></draw:frame></text:p>
      <text:p text:style-name="Standard">-&gt; Finish.</text:p>
      <text:p text:style-name="Standard"/>
      <text:p text:style-name="Standard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Potthast Rutz</meta:initial-creator>
    <meta:creation-date>2011-10-14T08:09:21.15</meta:creation-date>
    <dc:date>2013-01-27T23:56:13.89</dc:date>
    <meta:editing-duration>PT57M37S</meta:editing-duration>
    <meta:editing-cycles>2</meta:editing-cycles>
    <meta:generator>OpenOffice.org/3.4.1$Win32 OpenOffice.org_project/341m1$Build-9593</meta:generator>
    <meta:document-statistic meta:table-count="0" meta:image-count="9" meta:object-count="0" meta:page-count="3" meta:paragraph-count="21" meta:word-count="219" meta:character-count="1368"/>
  </office:meta>
</office:document-meta>
</file>